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c716e"/>
    </style:style>
    <style:style style:name="P2" style:family="paragraph" style:parent-style-name="Text_20_body">
      <style:text-properties officeooo:paragraph-rsid="001c716e"/>
    </style:style>
    <style:style style:name="T1" style:family="text">
      <style:text-properties fo:color="#c9211e" loext:opacity="100%"/>
    </style:style>
    <style:style style:name="T2" style:family="text">
      <style:text-properties officeooo:rsid="001c71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objetivo de este libro es <text:span text:style-name="T2">responder</text:span><text:span text:style-name="Strong_20_Emphasis"> preguntas que nos acompañan desde siempre</text:span>, <text:span text:style-name="T2">preguntas acerca de nuestra propia existencia.</text:span></text:p>
      <text:list xml:id="list3508228796" text:style-name="L1">
        <text:list-item>
          <text:p text:style-name="P1">¿Qué es la vida?</text:p>
        </text:list-item>
        <text:list-item>
          <text:p text:style-name="P1">¿<text:span text:style-name="T2">Cual es el sentido de la vida</text:span>?</text:p>
        </text:list-item>
      </text:list>
      <text:p text:style-name="P2"/>
      <text:p text:style-name="P2">preguntas que parecen no tener respuesta<text:span text:style-name="T2">.</text:span></text:p>
      <text:p text:style-name="P2">Nuestra existencia está envuelta en el miste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3:04:38.771000000</meta:creation-date>
    <dc:date>2025-07-18T13:08:03.350000000</dc:date>
    <meta:editing-duration>PT3M24S</meta:editing-duration>
    <meta:editing-cycles>1</meta:editing-cycles>
    <meta:document-statistic meta:table-count="0" meta:image-count="0" meta:object-count="0" meta:page-count="1" meta:paragraph-count="5" meta:word-count="45" meta:character-count="266" meta:non-whitespace-character-count="228"/>
    <meta:generator>LibreOffice/7.3.5.2$Windows_X86_64 LibreOffice_project/184fe81b8c8c30d8b5082578aee2fed2ea847c01</meta:generator>
  </office:meta>
</office:document-meta>
</file>